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, serif"/>
    <style:font-face style:name="Lucida Grande" svg:font-family="'Lucida Grande', Verdana, 'Helvetica Neue', Arial, 'Microsoft YaHei', 'PingFang SC', 'Hiragino Sans GB', 'WenQuanYi Micro Hei', sans-serif"/>
    <style:font-face style:name="Menlo" svg:font-family="Menlo, Consolas, 'Source Code Pro', Inconsolata, Monaco, monospace, 'Microsoft YaHei', 'PingFang SC', 'Hiragino Sans GB', 'WenQuanYi Micro Hei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101" officeooo:paragraph-rsid="001aa101"/>
    </style:style>
    <style:style style:name="P2" style:family="paragraph" style:parent-style-name="Text_20_body">
      <style:text-properties fo:font-variant="normal" fo:text-transform="none" fo:color="#333333" fo:letter-spacing="normal" officeooo:rsid="001aa101" officeooo:paragraph-rsid="001aa101"/>
    </style:style>
    <style:style style:name="P3" style:family="paragraph" style:parent-style-name="Text_20_body">
      <style:paragraph-properties fo:margin-left="0in" fo:margin-right="0in" fo:line-height="170%" fo:orphans="2" fo:widows="2" fo:text-indent="0in" style:auto-text-indent="false" fo:padding="0in" fo:border="none"/>
      <style:text-properties fo:font-variant="normal" fo:text-transform="none" fo:color="#333333" fo:letter-spacing="normal" style:font-name-asian="Lucida Grande" style:font-size-asian="12pt" style:font-style-asian="normal" style:font-weight-asian="normal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30%" fo:orphans="2" fo:widows="2" fo:text-indent="0in" style:auto-text-indent="false" fo:padding="0.0193in" fo:border="0.06pt solid #dddddd"/>
      <style:text-properties fo:font-variant="normal" fo:text-transform="none" fo:color="#4d4d4c" fo:letter-spacing="normal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30%" fo:orphans="2" fo:widows="2" fo:text-indent="0in" style:auto-text-indent="false" fo:padding="0.0193in" fo:border="0.06pt solid #dddddd"/>
      <style:text-properties fo:font-variant="normal" fo:text-transform="none" fo:color="#4d4d4c" fo:letter-spacing="normal" loext:padding="0in" loext:border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30%" fo:orphans="2" fo:widows="2" fo:text-indent="0in" style:auto-text-indent="false" fo:padding="0.0193in" fo:border="0.06pt solid #dddddd"/>
      <style:text-properties fo:font-variant="normal" fo:text-transform="none" fo:color="#4d4d4c" style:font-name="Menlo" fo:font-size="12pt" fo:letter-spacing="normal" fo:font-style="normal" fo:font-weight="normal"/>
    </style:style>
    <style:style style:name="P7" style:family="paragraph" style:parent-style-name="Preformatted_20_Text">
      <style:text-properties fo:font-variant="normal" fo:text-transform="none" fo:color="#4d4d4c" style:font-name="Menlo" fo:font-size="12pt" fo:letter-spacing="normal" fo:font-style="normal" fo:font-weight="normal" officeooo:rsid="001aa101" officeooo:paragraph-rsid="001aa101"/>
    </style:style>
    <style:style style:name="P8" style:family="paragraph" style:parent-style-name="Preformatted_20_Text">
      <style:text-properties fo:font-variant="normal" fo:text-transform="none" fo:color="#4d4d4c" fo:letter-spacing="normal" officeooo:rsid="001aa101" officeooo:paragraph-rsid="001aa101"/>
    </style:style>
    <style:style style:name="P9" style:family="paragraph" style:parent-style-name="Preformatted_20_Text">
      <style:paragraph-properties fo:margin-top="0in" fo:margin-bottom="0.1965in" loext:contextual-spacing="false" fo:line-height="130%" fo:orphans="2" fo:widows="2" fo:padding="0.0193in" fo:border="0.06pt solid #dddddd"/>
      <style:text-properties fo:font-variant="normal" fo:text-transform="none" fo:color="#4d4d4c" style:font-name="Menlo" fo:font-size="12pt" fo:letter-spacing="normal" fo:font-style="normal" fo:font-weight="normal"/>
    </style:style>
    <style:style style:name="P10" style:family="paragraph" style:parent-style-name="Preformatted_20_Text">
      <style:paragraph-properties fo:line-height="130%" fo:orphans="2" fo:widows="2" fo:padding="0.0193in" fo:border="0.06pt solid #dddddd"/>
      <style:text-properties fo:font-variant="normal" fo:text-transform="none" fo:color="#4d4d4c" style:font-name="Menlo" fo:font-size="12pt" fo:letter-spacing="normal" fo:font-style="normal" fo:font-weight="normal"/>
    </style:style>
    <style:style style:name="P11" style:family="paragraph" style:parent-style-name="Preformatted_20_Text">
      <style:paragraph-properties fo:line-height="130%" fo:orphans="2" fo:widows="2" fo:padding="0.0193in" fo:border="0.06pt solid #dddddd"/>
    </style:style>
    <style:style style:name="P12" style:family="paragraph" style:parent-style-name="Standard">
      <style:text-properties officeooo:rsid="001aa101" officeooo:paragraph-rsid="001aa101"/>
    </style:style>
    <style:style style:name="P13" style:family="paragraph" style:parent-style-name="Standard">
      <style:text-properties officeooo:rsid="001e4e85" officeooo:paragraph-rsid="001aa101"/>
    </style:style>
    <style:style style:name="P14" style:family="paragraph" style:parent-style-name="Standard">
      <style:text-properties officeooo:rsid="001e4e85" officeooo:paragraph-rsid="001e4e85"/>
    </style:style>
    <style:style style:name="P15" style:family="paragraph" style:parent-style-name="Standard">
      <style:text-properties officeooo:rsid="001e4e85" officeooo:paragraph-rsid="00213542"/>
    </style:style>
    <style:style style:name="P16" style:family="paragraph" style:parent-style-name="Standard">
      <style:text-properties officeooo:paragraph-rsid="00216e0a"/>
    </style:style>
    <style:style style:name="T1" style:family="text">
      <style:text-properties officeooo:rsid="001c791d"/>
    </style:style>
    <style:style style:name="T2" style:family="text">
      <style:text-properties style:font-name="Menlo" fo:font-size="12pt" fo:font-style="normal" fo:font-weight="normal"/>
    </style:style>
    <style:style style:name="T3" style:family="text">
      <style:text-properties style:font-name="inherit" fo:font-size="12pt" fo:font-style="normal" fo:font-weight="normal"/>
    </style:style>
    <style:style style:name="T4" style:family="text">
      <style:text-properties style:font-name="inherit" fo:font-size="12pt" fo:font-style="normal" fo:font-weight="normal" loext:padding="0in" loext:border="none"/>
    </style:style>
    <style:style style:name="T5" style:family="text">
      <style:text-properties style:font-name="inherit" loext:padding="0in" loext:border="none"/>
    </style:style>
    <style:style style:name="T6" style:family="text">
      <style:text-properties style:font-name-asian="inherit" style:font-size-asian="12pt" style:font-style-asian="normal" style:font-weight-asian="normal"/>
    </style:style>
    <style:style style:name="T7" style:family="text">
      <style:text-properties style:font-name-asian="inherit" style:font-size-asian="12pt" style:font-style-asian="normal" style:font-weight-asian="normal" loext:padding="0in" loext:border="none"/>
    </style:style>
    <style:style style:name="T8" style:family="text">
      <style:text-properties style:font-name="Lucida Grande" fo:font-size="12pt" fo:font-style="normal" fo:font-weight="normal"/>
    </style:style>
    <style:style style:name="T9" style:family="text">
      <style:text-properties style:font-name-asian="Lucida Grande" style:font-size-asian="12pt" style:font-style-asian="normal" style:font-weight-asian="normal"/>
    </style:style>
    <style:style style:name="T10" style:family="text">
      <style:text-properties officeooo:rsid="00205e0e"/>
    </style:style>
    <style:style style:name="T11" style:family="text">
      <style:text-properties officeooo:rsid="00216e0a"/>
    </style:style>
    <style:style style:name="T12" style:family="text">
      <style:text-properties fo:font-variant="normal" fo:text-transform="none" fo:color="#dd0055" style:font-name="Consolas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建立文件夹mkdir </text:p>
      <text:p text:style-name="P1">打开文件夹cd </text:p>
      <text:p text:style-name="P14">git init把当前目录变成可管理的仓库</text:p>
      <text:p text:style-name="P14">git add 文件名 把文件添加到仓库,可添加多个文件</text:p>
      <text:p text:style-name="P14">git commit -m “注释”把文件提交到仓库</text:p>
      <text:p text:style-name="P1">git status <text:s text:c="2"/>查看仓库当前状态</text:p>
      <text:p text:style-name="P1">git diff 文件名 <text:s text:c="3"/>查看具体修改了哪些内容</text:p>
      <text:p text:style-name="P13">git log <text:s/>—pretty<text:span text:style-name="T10">=oneline </text:span>查看历史记录</text:p>
      <text:p text:style-name="P13">git reset –hard HEAD commit_id <text:s text:c="4"/><text:span text:style-name="T10">^ 回到上个版本</text:span> <text:s text:c="6"/><text:span text:style-name="T10">~10 <text:s text:c="2"/>往上10个版本</text:span></text:p>
      <text:p text:style-name="P13">修改先add 后commit</text:p>
      <text:p text:style-name="P15">git checkout – 文件名 <text:s text:c="2"/>暂存区的内容可以修改撤销</text:p>
      <text:p text:style-name="P15">git rm 删除一个文件,可能丢失最近一次提交后修改的内容.</text:p>
      <text:p text:style-name="P16"><text:span text:style-name="T11">关联一个远程库</text:span><text:span text:style-name="T12">git remote add origin </text:span><text:a xlink:type="simple" xlink:href="mailto:git@zhang-yun-peng" text:style-name="Internet_20_link" text:visited-style-name="Visited_20_Internet_20_Link">git@zhang-yun-peng</text:a><text:span text:style-name="T12">:path/repo-name.git</text:span></text:p>
      <text:p text:style-name="P16"><text:span text:style-name="T12">关联后,使用命令git push -u origin master第一次推送master分支的所有内容</text:span></text:p>
      <text:p text:style-name="P16"><text:span text:style-name="T12"/></text:p>
      <text:p text:style-name="P13"/>
      <text:p text:style-name="P1">git init<text:span text:style-name="T1">#初始化</text:span></text:p>
      <text:p text:style-name="P7">git remote add -f origin</text:p>
      <text:p text:style-name="P7">git clone https:</text:p>
      <text:p text:style-name="P7">git clone git:</text:p>
      <text:p text:style-name="P1"/>
      <text:p text:style-name="P1"># 设置允许git克隆子目录</text:p>
      <text:p text:style-name="P1">git config core.sparsecheckout true</text:p>
      <text:p text:style-name="P1"/>
      <text:p text:style-name="P1"># 创建本地空repo</text:p>
      <text:p text:style-name="P1">git init myRepo &amp;&amp; cd myRepo</text:p>
      <text:p text:style-name="P1"/>
      <text:p text:style-name="P1"># 设置要克隆的仓库的子目录路径, “*” 是通配符，“!” 是反选</text:p>
      <text:p text:style-name="P1">echo deployment &gt;&gt; .git/info/sparse-checkout</text:p>
      <text:p text:style-name="P1"/>
      <text:p text:style-name="P1"># 设置远程仓库地址</text:p>
      <text:p text:style-name="P1">git remote add origin ssh://github.com/abc.git</text:p>
      <text:p text:style-name="P1"/>
      <text:p text:style-name="P1"># 用 pull 来拉取代码</text:p>
      <text:p text:style-name="P1">git pull origin master</text:p>
      <text:p text:style-name="P1"/>
      <text:p text:style-name="P1">#############################</text:p>
      <text:p text:style-name="P1"/>
      <text:p text:style-name="P1"># 如果需要添加目录，就增加sparse-checkout的配置，再checkout master</text:p>
      <text:p text:style-name="P1">echo another_folder &gt;&gt; .git/info/sparse-checkout</text:p>
      <text:p text:style-name="P1">git checkout master</text:p>
      <text:p text:style-name="P1"/>
      <text:p text:style-name="P1"/>
      <text:p text:style-name="P8"><text:span text:style-name="T2">mkdir ustc-courses <text:s/></text:span><text:span text:style-name="T4">#</text:span><text:span text:style-name="T7">文件夹名可以自己取</text:span></text:p>
      <text:p text:style-name="P6"><text:span text:style-name="T5">cd</text:span> ustc-courses</text:p>
      <text:p text:style-name="P10"><text:soft-page-break/>git init</text:p>
      <text:p text:style-name="P10">git remote add -f origin <text:s/>git@github.com:mbinary/USTC-CS-Courses-Resource.git</text:p>
      <text:p text:style-name="P6">git config core.sparsecheckout <text:span text:style-name="T5">true</text:span></text:p>
      <text:p text:style-name="P4"><text:span text:style-name="T4">echo</text:span><text:span text:style-name="T2"> </text:span><text:span text:style-name="T4">"</text:span><text:span text:style-name="T7">计算机与信息类</text:span><text:span text:style-name="T4">/</text:span><text:span text:style-name="T7">软件工程</text:span><text:span text:style-name="T4">"</text:span><text:span text:style-name="T2"> <text:s/>&gt;&gt; .git/info/sparse-checkout <text:s/></text:span><text:span text:style-name="T4">#</text:span><text:span text:style-name="T7">这里工作目录就是在那个 </text:span><text:span text:style-name="T4">repo </text:span><text:span text:style-name="T7">主页下</text:span></text:p>
      <text:p text:style-name="P11"/>
      <text:p text:style-name="P5"><text:span text:style-name="T3">#</text:span><text:span text:style-name="T6">如果还有其他目录，都像上面一样加入即可，如 </text:span><text:span text:style-name="T3">`echo <text:s/>"</text:span><text:span text:style-name="T6">计算机与信息类</text:span><text:span text:style-name="T3">/</text:span><text:span text:style-name="T6">图论</text:span><text:span text:style-name="T3">/slides" &gt;&gt; .git/info/sparse-checkout`</text:span></text:p>
      <text:p text:style-name="P5"><text:span text:style-name="T3">#</text:span><text:span text:style-name="T6">只需记住的是 加入的目录应该在远程仓库存在，否则报错“</text:span><text:span text:style-name="T3">error: Sparse checkout leaves no entry on the working directory”</text:span></text:p>
      <text:p text:style-name="P11"/>
      <text:p text:style-name="P10">git pull origin master</text:p>
      <text:p text:style-name="P9">git remote add upstream git@github.com:mbinary/USTC-CS-Courses-Resource.git</text:p>
      <text:p text:style-name="P2"><text:span text:style-name="T9">建议：如果没有较大的改动，或者在改动之前，可以删除掉以前 </text:span><text:span text:style-name="T8">fork </text:span><text:span text:style-name="T9">的仓库 重新 </text:span><text:span text:style-name="T8">fork</text:span></text:p>
      <text:p text:style-name="P3">更新内容后</text:p>
      <text:p text:style-name="P7">git fetch upstream/master</text:p>
      <text:p text:style-name="P9">git merge upstream/mast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, serif"/>
    <style:font-face style:name="Lucida Grande" svg:font-family="'Lucida Grande', Verdana, 'Helvetica Neue', Arial, 'Microsoft YaHei', 'PingFang SC', 'Hiragino Sans GB', 'WenQuanYi Micro Hei', sans-serif"/>
    <style:font-face style:name="Menlo" svg:font-family="Menlo, Consolas, 'Source Code Pro', Inconsolata, Monaco, monospace, 'Microsoft YaHei', 'PingFang SC', 'Hiragino Sans GB', 'WenQuanYi Micro Hei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5:14:14.654959993</meta:creation-date>
    <dc:date>2019-03-18T15:32:06.349827637</dc:date>
    <meta:editing-duration>PT4H13M3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520" meta:character-count="1505" meta:non-whitespace-character-count="1349"/>
  </office:meta>
</office:document-meta>
</file>